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Kop2" style:master-page-name="MP0" style:family="paragraph">
      <style:paragraph-properties fo:break-before="page"/>
    </style:style>
    <style:style style:name="P2" style:parent-style-name="Kop2" style:family="paragraph">
      <style:paragraph-properties fo:break-before="column"/>
    </style:style>
  </office:automatic-styles>
  <office:body>
    <office:text text:use-soft-page-breaks="true">
      <text:h text:style-name="P1" text:outline-level="2"/>
      <text:soft-page-break/>
      <text:p text:style-name="P2">Wat is de geschiedenis van TMAP?</text:p>
      <text:p text:style-name="Standaard">T.M.A.P Oftewel Test Management Approach – een testmethode voor software die ontwikkeld is door de Nederlandse tak van het IT-bedrijf Sogeti en geïntroduceerd in 1995.</text:p>
      <text:h text:style-name="Kop2" text:outline-level="2">Wat is de kracht van TMAP?</text:h>
      <text:p text:style-name="Standaard">De kracht van TMAP is dat het testen en goedkeuren op het einde van het product levering niet veel tijd in beslag gaat nemen.</text:p>
      <text:h text:style-name="Kop2" text:outline-level="2">Wat biedt TMAP?</text:h>
      <text:p text:style-name="Standaard">Het is een tool box of een processtap voor het instellen en uitvoeren van tests, in combinatie met handleidingen en instructies. De aanpak van gestructureerde testen kan in vier essentiële componenten worden samengevoegd.</text:p>
      <text:h text:style-name="Kop2" text:outline-level="2">Waarbij helpt TMAP?</text:h>
      <text:p text:style-name="Standaard">Het vereenvoudigd het werk zoveel mogelijk.</text:p>
      <text:p text:style-name="Standaard">Je gaat over naar automatiseren, waardoor alles sneller gaat werken.</text:p>
      <text:p text:style-name="Standaard">Je houdt intensief werkcontact op met je gebruiker.</text:p>
      <text:p text:style-name="Standaard">Het is mens centraal, je houdt een optimale mix van mindset bij elkaar.</text:p>
      <text:p text:style-name="Standaard"/>
      <text:h text:style-name="Kop2" text:outline-level="2">Wat is de definitie van testen?</text:h>
      <text:p text:style-name="Standaard">Testen<text:s/>wordt vaak gezien als het uitvoeren van een test op een bepaalde software product. Maar het meer dan dat. Testen heeft ook te maken met planning -wat is de beste strategie-, kwaliteitsonderzoek -hoe kan ik een betere kwaliteit bereiken-, tool gebruik – welke building blocks kan ik het beste gebruiken- en toepassen van tools -hoe kan ik die building blocks toepassen-.</text:p>
      <text:p text:style-name="Standaard">Het is een proces met verschillende methodes/activiteiten om een validatie te behalen van een gebruiker of product owner/stakeholder.</text:p>
      <text:h text:style-name="Kop2" text:outline-level="2">Wat is het verschil tussen Testen en Toetsen?</text:h>
      <text:p text:style-name="Standaard">Testen en toetsen zijn beiden tools om de kwaliteit te beoordelen. Toetsen is een tool die met gebruikt tijdens het ontwikkelingsproces. En het testen is een tool die wordt gebruikt tijdens het eindfase, om de opgeleverde product te beoordelen naar de behoeftes van een gebruiker/product owner/ stakeholder.</text:p>
      <text:h text:style-name="Kop2" text:outline-level="2">Wat zijn eventuele valkuilen die je in de praktijk kan tegenkomen?</text:h>
      <text:p text:style-name="Standaard">Tijdens het testen en wellicht gewoon in het praktijk.</text:p>
      <text:p text:style-name="Standaard">Test planning: Veel bedrijven onderschatten het plannen van testen en gaan pas testen wanneer het in de development fase is. Dit zorgt voor veel stress op het einde, het proces is juist dat je voorkomt dat je op het einde veel opzadel.</text:p>
      <text:p text:style-name="Standaard">Je team werkt niet goed samen: test projecten zijn meestal complex en de progressie hangt af van je samenwerking. Als er problemen voorkomt dan is het beste om de problemen zo snel mogelijk af te handelen dan ermee te wachten. Zodoende kan de samenwerking sneller en weer soepeler verder.</text:p>
      <text:p text:style-name="Standaard"/>
      <text:p text:style-name="Standaard"/>
      <text:soft-page-break/>
      <text:p text:style-name="Standaard">Selectief testen: Belangrijk om te onthouden; ‘Je kan niet alles testen’. Je moet jezelf afvragen wat heel belangrijk is om te testen en wat niet. Hierdoor kan je prioriteiten stellen en in de planning beginnen met de moeilijkste graad. Hiermee help je je team ook.</text:p>
      <text:p text:style-name="Standaard"/>
      <text:p text:style-name="Standaard">Niet genoeg geautomatiseerd: Als je team te lang moet testen, omdat ze het manueel testen, is wellicht beter te kijken naar automatisch testen. Manueel testen kan zo zijn negatieve kanten hebben. Als je veel moet testen is het ‘repeaten’ van manuele test veel werk en kan het zo zijn dat de documentatie en test proces niet optimaal op up-to-date is. Het kan ook voorkomen dat er een bug voorkomt niet door het gebruik, maar door de onduidelijkheden van de<text:s/>requirement.<text:s/></text:p>
      <text:p text:style-name="Standaard"/>
      <text:p text:style-name="Standaard">Test proces problemen</text:p>
      <text:p text:style-name="Standaard">Het probleem is dat het bedrijf bij één proces integratie blijft, het is van belang dat men juist de proces met het project in gedachten houdt. Het proces moet juist getailleerd worden naar de benodigdheden van het project. Het is niet slim om componenten of subsystemen te testen voordat ze volwassen genoeg zijn om te testen. Je kan daardoor verwachten dat je testevaluaties en onderhoud ook problematisch worden.</text:p>
      <text:p text:style-name="Standaard"/>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ard" style:display-name="Standaard" style:family="paragraph">
      <style:text-properties fo:language="nl" fo:country="NL" fo:hyphenate="false"/>
    </style:style>
    <style:style style:name="Standaardalinea-lettertype" style:display-name="Standaardalinea-lettertype" style:family="text"/>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NL"/>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NL"/>
    </style:style>
    <style:style style:name="Normaalweb" style:display-name="Normaal (web)" style:family="paragraph" style:parent-style-name="Standaard">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end Langendoen</meta:initial-creator>
    <dc:creator>Arend Langendoen</dc:creator>
    <meta:creation-date>2021-02-09T10:19:00Z</meta:creation-date>
    <dc:date>2021-02-09T15:51:00Z</dc:date>
    <meta:template xlink:href="Normal.dotm" xlink:type="simple"/>
    <meta:editing-cycles>2</meta:editing-cycles>
    <meta:editing-duration>PT19920S</meta:editing-duration>
    <meta:document-statistic meta:page-count="3" meta:paragraph-count="7" meta:word-count="534" meta:character-count="3571" meta:row-count="25" meta:non-whitespace-character-count="3044"/>
  </office:meta>
</office:document-meta>
</file>